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88FF7DB0A.jpg" manifest:media-type="image/jpeg"/>
  <manifest:file-entry manifest:full-path="Pictures/1000000000000500000001AA207ACB75.jpg" manifest:media-type="image/jpeg"/>
  <manifest:file-entry manifest:full-path="Pictures/1000000100000580000002E02FCF5678.png" manifest:media-type="image/png"/>
  <manifest:file-entry manifest:full-path="Pictures/1000000000000500000005009BDB398A.jpg" manifest:media-type="image/jpeg"/>
  <manifest:file-entry manifest:full-path="Pictures/100000010000050000000280A0419F78.png" manifest:media-type="image/png"/>
  <manifest:file-entry manifest:full-path="Pictures/1000000100000500000002EE0CB79E6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99cm" svg:height="6.933cm" draw:transform="rotate (1.09414690807525) translate (10.489cm 9.569cm)">
          <draw:image xlink:href="Pictures/1000000100000500000002EE0CB79E63.png" xlink:type="simple" xlink:show="embed" xlink:actuate="onLoad" draw:mime-type="image/png">
            <text:p/>
          </draw:image>
        </draw:frame>
        <draw:g draw:style-name="gr2">
          <draw:frame draw:style-name="gr1" draw:text-style-name="P1" draw:layer="layout" svg:width="11.5cm" svg:height="5.674cm" draw:transform="rotate (0.820828347212933) translate (0.5cm 16.665cm)">
            <draw:image xlink:href="Pictures/100000010000050000000280A0419F78.png" xlink:type="simple" xlink:show="embed" xlink:actuate="onLoad" draw:mime-type="image/png">
              <text:p/>
            </draw:image>
          </draw:frame>
          <draw:frame draw:style-name="gr1" draw:text-style-name="P1" draw:layer="layout" svg:width="8.165cm" svg:height="8.058cm" svg:x="21.15cm" svg:y="0.25cm">
            <draw:image xlink:href="Pictures/1000000000000500000005009BDB398A.jpg" xlink:type="simple" xlink:show="embed" xlink:actuate="onLoad" draw:mime-type="image/jpeg">
              <text:p/>
            </draw:image>
          </draw:frame>
          <draw:frame draw:style-name="gr1" draw:text-style-name="P1" draw:layer="layout" svg:width="11.399cm" svg:height="7.522cm" svg:x="0.751cm" svg:y="0.537cm">
            <draw:image xlink:href="Pictures/1000000000000500000003588FF7DB0A.jpg" xlink:type="simple" xlink:show="embed" xlink:actuate="onLoad" draw:mime-type="image/jpeg">
              <text:p/>
            </draw:image>
          </draw:frame>
          <draw:frame draw:style-name="gr1" draw:text-style-name="P1" draw:layer="layout" svg:width="11.278cm" svg:height="5.816cm" svg:x="17.872cm" svg:y="8.95cm">
            <draw:image xlink:href="Pictures/1000000100000580000002E02FCF5678.png" xlink:type="simple" xlink:show="embed" xlink:actuate="onLoad" draw:mime-type="image/png">
              <text:p/>
            </draw:image>
          </draw:frame>
          <draw:frame draw:style-name="gr3" draw:text-style-name="P2" draw:layer="layout" svg:width="16.529cm" svg:height="5.5cm" svg:x="10.174cm" svg:y="14.95cm">
            <draw:image xlink:href="Pictures/1000000000000500000001AA207ACB75.jpg" xlink:type="simple" xlink:show="embed" xlink:actuate="onLoad" draw:mime-type="image/jpe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6:51:41.901312712</meta:creation-date>
    <dc:date>2026-01-25T11:26:07.548196692</dc:date>
    <meta:editing-duration>PT4M7S</meta:editing-duration>
    <meta:editing-cycles>3</meta:editing-cycles>
    <meta:generator>LibreOffice/24.2.7.2$Linux_X86_64 LibreOffice_project/420$Build-2</meta:generator>
    <meta:document-statistic meta:object-count="7"/>
  </office:meta>
</office:document-meta>
</file>